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Whereas monsters born of political expedience and self-justifying nationalism function as living invitations to action, usually military (invasions, usurpations, colonizations), the monster of prohibition polices the borders of the possible, interdicting through its grotesque body some behaviors and actions, envaluing others. It is possible, for example, that medieval merchants intentionally disseminated maps depicting sea serpents like Leviathan at the edges of their trade routes in order to discourage further exploration and to establish monopolies.<text:note text:id="ftn0" text:note-class="footnote"><text:note-citation>1</text:note-citation><text:note-body><text:p text:style-name="Footnote">I am indebted to Keeryung Hong of Harvard University for sharing her re- search on medieval map production for this hypothesis.</text:p></text:note-body></text:note> Every monster is in this way a double narrative, two living stories: one that describes how the monster came to be and another, its testimony, detailing what cultural use the monster serves. The monster of prohibition exists to demarcate the bonds that hold together that system of relations we call culture, to call horrid attention to the borders that cannot—<text:span text:style-name="T1">must</text:span> not— be crossed. Primarily these borders are in place to control the traffic in women, or more generally to establish strictly homosocial bonds, the ties between men that keep a patriarchai society functional. A kind of herdsman, this monster delimits the social space through which cultural bodies may move, and in classical times (for example) validated a tight, hierarchical system of naturalized leadership and control where every man had a functional place.<text:note text:id="ftn1" text:note-class="footnote"><text:note-citation>2</text:note-citation><text:note-body><text:p text:style-name="Footnote">A useful (albeit politically charged) term for such a collective is <text:span text:style-name="T1">Maénnerbunde,</text:span> “all-male groups with aggression as one major function.” See Joseph Harris, “Love and Death in the Mannerbund: An Essay with Special Reference to the <text:span text:style-name="T1">Bjarkamál</text:span> and <text:span text:style-name="T1">The Battle of Maldon,</text:span>” in Heroic Poetry in the Anglo-Saxon Period, ed, Helen Damico and John Leyerle (Kalamazoo: Medieval Institute/Western Michigan State University, 1993), 78. See also the <text:span text:style-name="T1">Interscripta</text:span> discussion of “Medieval Masculinities,” mod- erated and edited by Jeffrey Jerome Cohen, accessible via WWW:http://www.georgetown.edu/labyrinth/e-center/interscripta/mm.html (the piece is also forthcoming in a nonhypertext version in <text:span text:style-name="T1">Arthuriana,</text:span> as “The Armour of an Alienating Identity”).</text:p></text:note-body></text:note> The prototype in Western culture for this kind of “geographic” monster is Homer’s Polyphemos. The quintessential xenophobic rendition of the foreign (the barbaric—that which is unintelligible within a given cultural-linguistic system),<text:note text:id="ftn2" text:note-class="footnote"><text:note-citation>3</text:note-citation><text:note-body><text:p text:style-name="Footnote">The Greek word <text:span text:style-name="T1">barbaros,</text:span> from which we derive the modern English word barbaric, means “making the sound “<text:span text:style-name="T1">bar bar</text:span>”—that is, not speaking Greek, and therefore speaking nonsense.</text:p></text:note-body></text:note> the Cyclopes are represented as savages who have not “a law to bless them” and who lack the techne to produce (Greek-style) civilization. Their archaism is conveyed through their lack of hierarchy and of a politics of precedent. This dissociation from community leads to a rugged individualism that in Homeric terms can only be horrifying. Because they live without a system of tradition and custom, the Cyclopes are a danger to the arriving Greeks, men whose identities are contingent upon a compartmentalized function within a deindividualizing system of subordination and control. Polyphemos’s victims are devoured, engulfed, made to vanish from the public gaze: cannibalism as incorporation into the wrong cultural body. The monster is a powerful ally of what Foucault calls “the society of the panopticon,” in which “polymorphous conducts [are] actually extracted from people’s bodies and from their pleasures . . . [to be] drawn out, revealed, isolated, intensified, incorporated, by multifarious power devices.”<text:note text:id="ftn3" text:note-class="footnote"><text:note-citation>4</text:note-citation><text:note-body><text:p text:style-name="Footnote">Michel Foucault, <text:span text:style-name="T1">The History of Sexuality,</text:span> vol.1, <text:span text:style-name="T1">An Introduction,</text:span> trans. Robert Hurley (New York: Vintage, 1990), 47-48.</text:p></text:note-body></text:note> Susan Stewart has observed that “the monster’s sexuality takes on a separate life”;<text:note text:id="ftn4" text:note-class="footnote"><text:note-citation>5</text:note-citation><text:note-body><text:p text:style-name="Footnote">Stewart, <text:span text:style-name="T1">On Longing.</text:span> See especially “The Imaginary Body,” 104-31.</text:p></text:note-body></text:note> Foucault helps us to see why. The monster embodies those sexual practices that must not be committed, or that may be committed only through the body of the monster. <text:span text:style-name="T1">She</text:span> and <text:span text:style-name="T1">Them!:</text:span> the monster enforces the cultural codes that regulate sexual desir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